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4.1972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3.9382in"/>
    </style:style>
    <style:style style:name="co9" style:family="table-column">
      <style:table-column-properties fo:break-before="auto" style:column-width="1.2035in"/>
    </style:style>
    <style:style style:name="co10" style:family="table-column">
      <style:table-column-properties fo:break-before="auto" style:column-width="0.5264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428in"/>
    </style:style>
    <style:style style:name="co14" style:family="table-column">
      <style:table-column-properties fo:break-before="auto" style:column-width="0.952in"/>
    </style:style>
    <style:style style:name="co15" style:family="table-column">
      <style:table-column-properties fo:break-before="auto" style:column-width="1.6516in"/>
    </style:style>
    <style:style style:name="co16" style:family="table-column">
      <style:table-column-properties fo:break-before="auto" style:column-width="1.4984in"/>
    </style:style>
    <style:style style:name="co17" style:family="table-column">
      <style:table-column-properties fo:break-before="auto" style:column-width="0.7445in"/>
    </style:style>
    <style:style style:name="co18" style:family="table-column">
      <style:table-column-properties fo:break-before="auto" style:column-width="1.4764in"/>
    </style:style>
    <style:style style:name="co19" style:family="table-column">
      <style:table-column-properties fo:break-before="auto" style:column-width="1.411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0.9193in"/>
    </style:style>
    <style:style style:name="co22" style:family="table-column">
      <style:table-column-properties fo:break-before="auto" style:column-width="0.7772in"/>
    </style:style>
    <style:style style:name="co23" style:family="table-column">
      <style:table-column-properties fo:break-before="auto" style:column-width="0.8209in"/>
    </style:style>
    <style:style style:name="co24" style:family="table-column">
      <style:table-column-properties fo:break-before="auto" style:column-width="0.9634in"/>
    </style:style>
    <style:style style:name="co25" style:family="table-column">
      <style:table-column-properties fo:break-before="auto" style:column-width="1.5752in"/>
    </style:style>
    <style:style style:name="co26" style:family="table-column">
      <style:table-column-properties fo:break-before="auto" style:column-width="1.0835in"/>
    </style:style>
    <style:style style:name="co27" style:family="table-column">
      <style:table-column-properties fo:break-before="auto" style:column-width="1.4327in"/>
    </style:style>
    <style:style style:name="co28" style:family="table-column">
      <style:table-column-properties fo:break-before="auto" style:column-width="1.2799in"/>
    </style:style>
    <style:style style:name="co29" style:family="table-column">
      <style:table-column-properties fo:break-before="auto" style:column-width="1.5528in"/>
    </style:style>
    <style:style style:name="co30" style:family="table-column">
      <style:table-column-properties fo:break-before="auto" style:column-width="0.8866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6291in"/>
    </style:style>
    <style:style style:name="co34" style:family="table-column">
      <style:table-column-properties fo:break-before="auto" style:column-width="6.2291in"/>
    </style:style>
    <style:style style:name="co35" style:family="table-column">
      <style:table-column-properties fo:break-before="auto" style:column-width="0.3516in"/>
    </style:style>
    <style:style style:name="co36" style:family="table-column">
      <style:table-column-properties fo:break-before="auto" style:column-width="1.3783in"/>
    </style:style>
    <style:style style:name="co37" style:family="table-column">
      <style:table-column-properties fo:break-before="auto" style:column-width="1.2146in"/>
    </style:style>
    <style:style style:name="co38" style:family="table-column">
      <style:table-column-properties fo:break-before="auto" style:column-width="1.7165in"/>
    </style:style>
    <style:style style:name="co39" style:family="table-column">
      <style:table-column-properties fo:break-before="auto" style:column-width="0.9846in"/>
    </style:style>
    <style:style style:name="co40" style:family="table-column">
      <style:table-column-properties fo:break-before="auto" style:column-width="1.7602in"/>
    </style:style>
    <style:style style:name="co41" style:family="table-column">
      <style:table-column-properties fo:break-before="auto" style:column-width="0.8429in"/>
    </style:style>
    <style:style style:name="co42" style:family="table-column">
      <style:table-column-properties fo:break-before="auto" style:column-width="1.9138in"/>
    </style:style>
    <style:style style:name="co43" style:family="table-column">
      <style:table-column-properties fo:break-before="auto" style:column-width="1.0508in"/>
    </style:style>
    <style:style style:name="co44" style:family="table-column">
      <style:table-column-properties fo:break-before="auto" style:column-width="1.8043in"/>
    </style:style>
    <style:style style:name="co45" style:family="table-column">
      <style:table-column-properties fo:break-before="auto" style:column-width="1.848in"/>
    </style:style>
    <style:style style:name="co46" style:family="table-column">
      <style:table-column-properties fo:break-before="auto" style:column-width="1.0945in"/>
    </style:style>
    <style:style style:name="co47" style:family="table-column">
      <style:table-column-properties fo:break-before="auto" style:column-width="1.8264in"/>
    </style:style>
    <style:style style:name="co48" style:family="table-column">
      <style:table-column-properties fo:break-before="auto" style:column-width="1.5862in"/>
    </style:style>
    <style:style style:name="co49" style:family="table-column">
      <style:table-column-properties fo:break-before="auto" style:column-width="1.302in"/>
    </style:style>
    <style:style style:name="co50" style:family="table-column">
      <style:table-column-properties fo:break-before="auto" style:column-width="0.7882in"/>
    </style:style>
    <style:style style:name="co51" style:family="table-column">
      <style:table-column-properties fo:break-before="auto" style:column-width="2.3071in"/>
    </style:style>
    <style:style style:name="co52" style:family="table-column">
      <style:table-column-properties fo:break-before="auto" style:column-width="1.5201in"/>
    </style:style>
    <style:style style:name="co53" style:family="table-column">
      <style:table-column-properties fo:break-before="auto" style:column-width="1.6626in"/>
    </style:style>
    <style:style style:name="co54" style:family="table-column">
      <style:table-column-properties fo:break-before="auto" style:column-width="22.2453in"/>
    </style:style>
    <style:style style:name="co55" style:family="table-column">
      <style:table-column-properties fo:break-before="auto" style:column-width="1.2689in"/>
    </style:style>
    <style:style style:name="co56" style:family="table-column">
      <style:table-column-properties fo:break-before="auto" style:column-width="1.1925in"/>
    </style:style>
    <style:style style:name="co57" style:family="table-column">
      <style:table-column-properties fo:break-before="auto" style:column-width="1.2583in"/>
    </style:style>
    <style:style style:name="co58" style:family="table-column">
      <style:table-column-properties fo:break-before="auto" style:column-width="1.3673in"/>
    </style:style>
    <style:style style:name="co59" style:family="table-column">
      <style:table-column-properties fo:break-before="auto" style:column-width="16.4335in"/>
    </style:style>
    <style:style style:name="co60" style:family="table-column">
      <style:table-column-properties fo:break-before="auto" style:column-width="2.5472in"/>
    </style:style>
    <style:style style:name="co6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52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store_view_code</text:p>
          </table:table-cell>
          <table:table-cell office:value-type="string">
            <text:p>attribute_set_code</text:p>
          </table:table-cell>
          <table:table-cell office:value-type="string">
            <text:p>product_type</text:p>
          </table:table-cell>
          <table:table-cell office:value-type="string">
            <text:p>categories</text:p>
          </table:table-cell>
          <table:table-cell office:value-type="string">
            <text:p>product_websites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short_description</text:p>
          </table:table-cell>
          <table:table-cell office:value-type="string">
            <text:p>weight</text:p>
          </table:table-cell>
          <table:table-cell office:value-type="string">
            <text:p>product_online</text:p>
          </table:table-cell>
          <table:table-cell office:value-type="string">
            <text:p>tax_class_name</text:p>
          </table:table-cell>
          <table:table-cell office:value-type="string">
            <text:p>visibility</text:p>
          </table:table-cell>
          <table:table-cell office:value-type="string">
            <text:p>price</text:p>
          </table:table-cell>
          <table:table-cell office:value-type="string">
            <text:p>special_price</text:p>
          </table:table-cell>
          <table:table-cell office:value-type="string">
            <text:p>special_price_from_date</text:p>
          </table:table-cell>
          <table:table-cell office:value-type="string">
            <text:p>special_price_to_date</text:p>
          </table:table-cell>
          <table:table-cell office:value-type="string">
            <text:p>url_key</text:p>
          </table:table-cell>
          <table:table-cell office:value-type="string">
            <text:p>meta_title</text:p>
          </table:table-cell>
          <table:table-cell office:value-type="string">
            <text:p>meta_keywords</text:p>
          </table:table-cell>
          <table:table-cell office:value-type="string">
            <text:p>meta_description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new_from_date</text:p>
          </table:table-cell>
          <table:table-cell office:value-type="string">
            <text:p>new_to_date</text:p>
          </table:table-cell>
          <table:table-cell office:value-type="string">
            <text:p>display_product_options_in</text:p>
          </table:table-cell>
          <table:table-cell office:value-type="string">
            <text:p>map_price</text:p>
          </table:table-cell>
          <table:table-cell office:value-type="string">
            <text:p>msrp_price</text:p>
          </table:table-cell>
          <table:table-cell office:value-type="string">
            <text:p>map_enabled</text:p>
          </table:table-cell>
          <table:table-cell office:value-type="string">
            <text:p>gift_message_available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page_layout</text:p>
          </table:table-cell>
          <table:table-cell office:value-type="string">
            <text:p>product_options_container</text:p>
          </table:table-cell>
          <table:table-cell office:value-type="string">
            <text:p>msrp_display_actual_price_type</text:p>
          </table:table-cell>
          <table:table-cell office:value-type="string">
            <text:p>country_of_manufacture</text:p>
          </table:table-cell>
          <table:table-cell office:value-type="string">
            <text:p>additional_attributes</text:p>
          </table:table-cell>
          <table:table-cell office:value-type="string">
            <text:p>qty</text:p>
          </table:table-cell>
          <table:table-cell office:value-type="string">
            <text:p>out_of_stock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allow_backorders</text:p>
          </table:table-cell>
          <table:table-cell office:value-type="string">
            <text:p>use_config_backorders</text:p>
          </table:table-cell>
          <table:table-cell office:value-type="string">
            <text:p>min_cart_qty</text:p>
          </table:table-cell>
          <table:table-cell office:value-type="string">
            <text:p>use_config_min_sale_qty</text:p>
          </table:table-cell>
          <table:table-cell office:value-type="string">
            <text:p>max_cart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on_stock_below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website_id</text:p>
          </table:table-cell>
          <table:table-cell office:value-type="string">
            <text:p>deferred_stock_update</text:p>
          </table:table-cell>
          <table:table-cell office:value-type="string">
            <text:p>use_config_deferred_stock_update</text:p>
          </table:table-cell>
          <table:table-cell office:value-type="string">
            <text:p>related_skus</text:p>
          </table:table-cell>
          <table:table-cell office:value-type="string">
            <text:p>crosssell_skus</text:p>
          </table:table-cell>
          <table:table-cell office:value-type="string">
            <text:p>upsell_skus</text:p>
          </table:table-cell>
          <table:table-cell office:value-type="string">
            <text:p>hide_from_product_page</text:p>
          </table:table-cell>
          <table:table-cell office:value-type="string">
            <text:p>custom_options</text:p>
          </table:table-cell>
          <table:table-cell office:value-type="string">
            <text:p>bundle_price_type</text:p>
          </table:table-cell>
          <table:table-cell office:value-type="string">
            <text:p>bundle_sku_type</text:p>
          </table:table-cell>
          <table:table-cell office:value-type="string">
            <text:p>bundle_price_view</text:p>
          </table:table-cell>
          <table:table-cell office:value-type="string">
            <text:p>bundle_weight_type</text:p>
          </table:table-cell>
          <table:table-cell office:value-type="string">
            <text:p>bundle_values</text:p>
          </table:table-cell>
          <table:table-cell office:value-type="string">
            <text:p>associated_skus</text:p>
          </table:table-cell>
        </table:table-row>
        <table:table-row table:style-name="ro1">
          <table:table-cell office:value-type="string">
            <text:p>24-WG085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6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-6-foot</text:p>
          </table:table-cell>
          <table:table-cell office:value-type="string">
            <text:p>Meta Title</text:p>
          </table:table-cell>
          <table:table-cell office:value-type="string">
            <text:p>meta1, meta2, meta3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/>
          <table:table-cell office:value-type="string">
            <text:p>name=Custom Yoga Option,type=drop_down,required=0,price=10.0000,price_type=fixed,sku=,option_title=Gold|name=Custom Yoga Option,type=drop_down,required=0,price=10.0000,price_type=fixed,sku=,option_title=Silver|name=Custom Yoga Option,type=drop_down,required=0,price=10.0000,price_type=fixed,sku=yoga3sku,option_title=Platinum</text:p>
          </table:table-cell>
          <table:table-cell table:number-columns-repeated="6"/>
        </table:table-row>
        <table:table-row table:style-name="ro1">
          <table:table-cell office:value-type="string">
            <text:p>24-WG086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8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8' long x 1.0" wide.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sprite-yoga-strap-8-foot</text:p>
          </table:table-cell>
          <table:table-cell office:value-type="string">
            <text:p>Meta Title</text:p>
          </table:table-cell>
          <table:table-cell office:value-type="string">
            <text:p>meta1, meta2, meta4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0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</text:p>
          </table:table-cell>
          <table:table-cell table:number-columns-repeated="8"/>
        </table:table-row>
        <table:table-row table:style-name="ro1">
          <table:table-cell office:value-type="string">
            <text:p>24-WG087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10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' long x 1.0" wide.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prite-yoga-strap-10-foot</text:p>
          </table:table-cell>
          <table:table-cell office:value-type="string">
            <text:p>Meta Title</text:p>
          </table:table-cell>
          <table:table-cell office:value-type="string">
            <text:p>meta1, meta2, meta5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0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6</text:p>
          </table:table-cell>
          <table:table-cell table:number-columns-repeated="8"/>
        </table:table-row>
        <table:table-row table:style-name="ro1">
          <table:table-cell office:value-type="string">
            <text:p>24-WG085_Group</text:p>
          </table:table-cell>
          <table:table-cell/>
          <table:table-cell office:value-type="string">
            <text:p>Default</text:p>
          </table:table-cell>
          <table:table-cell office:value-type="string">
            <text:p>grouped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et of Sprite Yoga Straps</text:p>
          </table:table-cell>
          <table:table-cell office:value-type="string">
            <text:p>&lt;p&gt;Great set of Sprite Yoga Straps for every stretch and hold you need. There are three straps in this set: 6', 8' and 10'.&lt;/p&gt;&lt;ul&gt;&lt;li&gt;100% soft and durable cotton.&lt;/li&gt;&lt;li&gt;Plastic cinch buckle is easy to use.&lt;/li&gt;&lt;li&gt;Choice of three natural colors made from phthalate and heavy metal free dyes.&lt;/li&gt;&lt;/ul&gt;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Catalog, Search</text:p>
          </table:table-cell>
          <table:table-cell table:number-columns-repeated="4"/>
          <table:table-cell office:value-type="string">
            <text:p>set-of-sprite-yoga-straps</text:p>
          </table:table-cell>
          <table:table-cell office:value-type="string">
            <text:p>Meta Title</text:p>
          </table:table-cell>
          <table:table-cell office:value-type="string">
            <text:p>meta1, meta2, meta6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2"/>
          <table:table-cell office:value-type="string">
            <text:p>has_options=0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7"/>
          <table:table-cell office:value-type="string">
            <text:p>24-WG085=5.0000,24-WG086=5.0000</text:p>
          </table:table-cell>
        </table:table-row>
        <table:table-row table:style-name="ro1">
          <table:table-cell office:value-type="string">
            <text:p>24-WG085-bundle-dynamic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Dynamic Bundle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2</text:p>
          </table:table-cell>
          <table:table-cell office:value-type="string">
            <text:p>Meta Title</text:p>
          </table:table-cell>
          <table:table-cell office:value-type="string">
            <text:p>meta1, meta2, meta8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shipment_type=together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2"/>
          <table:table-cell table:number-columns-repeated="2" office:value-type="string">
            <text:p>dynamic</text:p>
          </table:table-cell>
          <table:table-cell office:value-type="string">
            <text:p>Price range</text:p>
          </table:table-cell>
          <table:table-cell office:value-type="string">
            <text:p>fixed</text:p>
          </table:table-cell>
          <table:table-cell office:value-type="string">
            <text:p>name=Bundle Option One1,type=select,required=1,sku=24-WG085,price=15.0000,default=0,default_qty=1.0000,price_type=fixed|name=Bundle Option One1,type=select,required=1,sku=24-WG086,price=10.0000,default=1,default_qty=1.0000,price_type=fixed</text:p>
          </table:table-cell>
          <table:table-cell/>
        </table:table-row>
        <table:table-row table:style-name="ro1">
          <table:table-cell office:value-type="string">
            <text:p>24-WG085-bundle-fixed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Fixed Bundle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3</text:p>
          </table:table-cell>
          <table:table-cell office:value-type="string">
            <text:p>Meta Title</text:p>
          </table:table-cell>
          <table:table-cell office:value-type="string">
            <text:p>meta1, meta2, meta9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shipment_type=together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2"/>
          <table:table-cell table:number-columns-repeated="2" office:value-type="string">
            <text:p>fixed</text:p>
          </table:table-cell>
          <table:table-cell office:value-type="string">
            <text:p>Price range</text:p>
          </table:table-cell>
          <table:table-cell office:value-type="string">
            <text:p>fixed</text:p>
          </table:table-cell>
          <table:table-cell office:value-type="string">
            <text:p>name=Yoga Strap,type=radio,required=1,sku=24-WG086,price=0.0000,default=1,default_qty=3.0000,price_type=percent|name=Yoga Strap,type=radio,required=1,sku=24-WG085,price=0.0000,default=0,default_qty=3.0000,price_type=percent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7" meta:object-count="0"/>
    <meta:generator>OpenOffice/4.1.5$Win32 OpenOffice.org_project/415m1$Build-9789</meta:generator>
  </office:meta>
</office:document-meta>
</file>